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xyConfig.setOptimize( boolean optim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Config.isFroz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Config.isExpose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Config.setOpaque( boolean opaq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Config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xyConfig.setProxyTargetClass( boolean proxyTarge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roxyConfig.setExposeProxy( boolean exposeProx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Config.isOptim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Config.isProxyTarget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Config.copyFrom( ProxyConfig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xyConfig.setFrozen( boolean froz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Config.isOpaq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